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4"/>
  </office:automatic-styles>
  <office:body>
    <office:spreadsheet>
      <table:table table:name="Planilha1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>
            <text:p>mProjectPP</text:p>
          </table:table-cell>
          <table:table-cell office:value-type="string">
            <text:p>mDiffFit</text:p>
          </table:table-cell>
          <table:table-cell office:value-type="string">
            <text:p>mConcatFit</text:p>
          </table:table-cell>
          <table:table-cell office:value-type="string">
            <text:p>mBgModel</text:p>
          </table:table-cell>
          <table:table-cell office:value-type="string">
            <text:p>mBackground</text:p>
          </table:table-cell>
          <table:table-cell office:value-type="string">
            <text:p>mImgTbl</text:p>
          </table:table-cell>
          <table:table-cell office:value-type="string">
            <text:p>mAdd</text:p>
          </table:table-cell>
          <table:table-cell office:value-type="string">
            <text:p>mShrink</text:p>
          </table:table-cell>
          <table:table-cell office:value-type="string">
            <text:p>mJPEG</text:p>
          </table:table-cell>
        </table:table-row>
        <table:table-row table:style-name="ro2">
          <table:table-cell/>
          <table:table-cell office:value-type="float" office:value="13.39">
            <text:p>13,39</text:p>
          </table:table-cell>
          <table:table-cell office:value-type="float" office:value="10.59">
            <text:p>10,59</text:p>
          </table:table-cell>
          <table:table-cell office:value-type="float" office:value="0.72">
            <text:p>0,72</text:p>
          </table:table-cell>
          <table:table-cell office:value-type="float" office:value="1.42">
            <text:p>1,42</text:p>
          </table:table-cell>
          <table:table-cell office:value-type="float" office:value="10.39">
            <text:p>10,39</text:p>
          </table:table-cell>
          <table:table-cell office:value-type="float" office:value="1.39">
            <text:p>1,39</text:p>
          </table:table-cell>
          <table:table-cell office:value-type="float" office:value="3.03">
            <text:p>3,03</text:p>
          </table:table-cell>
          <table:table-cell office:value-type="float" office:value="3.86">
            <text:p>3,86</text:p>
          </table:table-cell>
          <table:table-cell office:value-type="float" office:value="0.45">
            <text:p>0,45</text:p>
          </table:table-cell>
        </table:table-row>
        <table:table-row table:style-name="ro2">
          <table:table-cell/>
          <table:table-cell office:value-type="float" office:value="13.83">
            <text:p>13,83</text:p>
          </table:table-cell>
          <table:table-cell office:value-type="float" office:value="10.59">
            <text:p>10,59</text:p>
          </table:table-cell>
          <table:table-cell table:number-columns-repeated="2"/>
          <table:table-cell office:value-type="float" office:value="10.64">
            <text:p>10,64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.36">
            <text:p>13,36</text:p>
          </table:table-cell>
          <table:table-cell office:value-type="float" office:value="10.88">
            <text:p>10,88</text:p>
          </table:table-cell>
          <table:table-cell table:number-columns-repeated="2"/>
          <table:table-cell office:value-type="float" office:value="10.83">
            <text:p>10,83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.6">
            <text:p>13,6</text:p>
          </table:table-cell>
          <table:table-cell office:value-type="float" office:value="10.81">
            <text:p>10,81</text:p>
          </table:table-cell>
          <table:table-cell table:number-columns-repeated="2"/>
          <table:table-cell office:value-type="float" office:value="10.93">
            <text:p>10,93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.78">
            <text:p>13,78</text:p>
          </table:table-cell>
          <table:table-cell office:value-type="float" office:value="10.49">
            <text:p>10,49</text:p>
          </table:table-cell>
          <table:table-cell table:number-columns-repeated="2"/>
          <table:table-cell office:value-type="float" office:value="10.76">
            <text:p>10,7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0.51">
            <text:p>10,51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0.51">
            <text:p>10,51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0.62">
            <text:p>10,6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0.37">
            <text:p>10,37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 office:value-type="string">
            <text:p>Medias</text:p>
          </table:table-cell>
          <table:table-cell table:formula="of:=AVERAGEA([.B2:.B6])" office:value-type="float" office:value="13.592">
            <text:p>13,592</text:p>
          </table:table-cell>
          <table:table-cell table:formula="of:=AVERAGEA([.C2:.C6])" office:value-type="float" office:value="10.672">
            <text:p>10,672</text:p>
          </table:table-cell>
          <table:table-cell table:formula="of:=AVERAGEA([.D2:.D6])" office:value-type="float" office:value="0.72">
            <text:p>0,72</text:p>
          </table:table-cell>
          <table:table-cell table:formula="of:=AVERAGEA([.E2:.E6])" office:value-type="float" office:value="1.42">
            <text:p>1,42</text:p>
          </table:table-cell>
          <table:table-cell table:formula="of:=AVERAGEA([.F2:.F6])" office:value-type="float" office:value="10.71">
            <text:p>10,71</text:p>
          </table:table-cell>
          <table:table-cell table:formula="of:=AVERAGEA([.G2:.G6])" office:value-type="float" office:value="1.39">
            <text:p>1,39</text:p>
          </table:table-cell>
          <table:table-cell table:formula="of:=AVERAGEA([.H2:.H6])" office:value-type="float" office:value="3.03">
            <text:p>3,03</text:p>
          </table:table-cell>
          <table:table-cell table:formula="of:=AVERAGEA([.I2:.I6])" office:value-type="float" office:value="3.86">
            <text:p>3,86</text:p>
          </table:table-cell>
          <table:table-cell table:formula="of:=AVERAGEA([.J2:.J6])" office:value-type="float" office:value="0.45">
            <text:p>0,45</text:p>
          </table:table-cell>
        </table:table-row>
        <table:table-row table:style-name="ro2">
          <table:table-cell office:value-type="string">
            <text:p>Taxa</text:p>
          </table:table-cell>
          <table:table-cell table:style-name="ce1" table:formula="of:=1/[.B12]" office:value-type="float" office:value="0.0735726898175397">
            <text:p>0,074</text:p>
          </table:table-cell>
          <table:table-cell table:style-name="ce1" table:formula="of:=1/[.C12]" office:value-type="float" office:value="0.0937031484257871">
            <text:p>0,094</text:p>
          </table:table-cell>
          <table:table-cell table:style-name="ce1" table:formula="of:=1/[.D12]" office:value-type="float" office:value="1.38888888888889">
            <text:p>1,389</text:p>
          </table:table-cell>
          <table:table-cell table:style-name="ce1" table:formula="of:=1/[.E12]" office:value-type="float" office:value="0.704225352112676">
            <text:p>0,704</text:p>
          </table:table-cell>
          <table:table-cell table:style-name="ce1" table:formula="of:=1/[.F12]" office:value-type="float" office:value="0.0933706816059757">
            <text:p>0,093</text:p>
          </table:table-cell>
          <table:table-cell table:style-name="ce1" table:formula="of:=1/[.G12]" office:value-type="float" office:value="0.719424460431655">
            <text:p>0,719</text:p>
          </table:table-cell>
          <table:table-cell table:style-name="ce1" table:formula="of:=1/[.H12]" office:value-type="float" office:value="0.33003300330033">
            <text:p>0,330</text:p>
          </table:table-cell>
          <table:table-cell table:style-name="ce1" table:formula="of:=1/[.I12]" office:value-type="float" office:value="0.259067357512953">
            <text:p>0,259</text:p>
          </table:table-cell>
          <table:table-cell table:style-name="ce1" table:formula="of:=1/[.J12]" office:value-type="float" office:value="2.22222222222222">
            <text:p>2,222</text:p>
          </table:table-cell>
        </table:table-row>
        <table:table-row table:style-name="ro3" table:number-rows-repeated="2">
          <table:table-cell table:number-columns-repeated="10"/>
        </table:table-row>
        <table:table-row table:style-name="ro2" table:number-rows-repeated="16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11" number:min-integer-digits="1"/>
    </number:number-style>
    <number:number-style style:name="N107">
      <number:number number:decimal-places="10" number:min-integer-digits="1"/>
    </number:number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ĩlio Elias</meta:initial-creator>
    <meta:creation-date>2014-05-22T17:58:56</meta:creation-date>
    <dc:date>2014-05-22T19:08:18</dc:date>
    <dc:creator>Duĩlio Elias</dc:creator>
    <meta:editing-duration>PT37M31S</meta:editing-duration>
    <meta:editing-cycles>1</meta:editing-cycles>
    <meta:document-statistic meta:table-count="1" meta:cell-count="54" meta:object-count="0"/>
    <meta:generator>LibreOffice/4.0.4.2$Linux_x86 LibreOffice_project/400m0$Build-2</meta:generator>
  </office:meta>
</office:document-meta>
</file>